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18e" officeooo:paragraph-rsid="001493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吳金鍊 6（1913.03.04-1947.03）</text:p>
      <text:p text:style-name="P1"/>
      <text:p text:style-name="P1">臺北市人。臺灣總督府臺北師範學校畢業，</text:p>
      <text:p text:style-name="P1"/>
      <text:p text:style-name="P1">東京文化學院文學部畢業。昭和 9年（1934）入臺</text:p>
      <text:p text:style-name="P1"/>
      <text:p text:style-name="P1">灣新民報社，先後擔任臺南支局長、宜蘭支局長</text:p>
      <text:p text:style-name="P1"/>
      <text:p text:style-name="P1">之職。昭和 13年（1938）調回總社，於社會部、</text:p>
      <text:p text:style-name="P1"/>
      <text:p text:style-name="P1">政治部任職。次年，《臺灣新民報》更名為《興南</text:p>
      <text:p text:style-name="P1"/>
      <text:p text:style-name="P1">新聞》，任政治部次長兼論說委員。7昭和 19年</text:p>
      <text:p text:style-name="P1"/>
      <text:p text:style-name="P1">（1944）《興南新聞》等 6報合併為《臺灣新報》。</text:p>
      <text:p text:style-name="P1"/>
      <text:p text:style-name="P1">戰後，國民政府派李萬居接收《臺灣新報》，</text:p>
      <text:p text:style-name="P1"/>
      <text:p text:style-name="P1">改組為《臺灣新生報》，報紙分為中文版與日文</text:p>
      <text:p text:style-name="P1"/>
      <text:p text:style-name="P1">版，編輯室內也分成兩個陣營，日文版編輯以前臺灣新報社臺籍員工為主，</text:p>
      <text:p text:style-name="P1"/>
      <text:p text:style-name="P1">如王白淵、吳濁流等；中文版則以戰後來臺的外省人記者為主，由於雙方在</text:p>
      <text:p text:style-name="P1"/>
      <text:p text:style-name="P1">語言、觀念、習慣上均異，薪資也有差別待遇，互相無法交融。8吳金鍊原任</text:p>
      <text:p text:style-name="P1"/>
      <text:p text:style-name="P1">日文版總編輯，民國 35年（1946）10月日文版廢除，改任報社副總編輯。</text:p>
      <text:p text:style-name="P1"/>
      <text:p text:style-name="P1">民國 36年（1947）2月 27日晚緝煙血案發生，群眾湧到新生報社，要求</text:p>
      <text:p text:style-name="P1"/>
      <text:p text:style-name="P1">照實報導事件經過，因社長李萬居不在，由吳金鍊出面會見民眾說明報社立</text:p>
      <text:p text:style-name="P1"/>
      <text:p text:style-name="P1">場，並因收到行政長官公署宣傳委員會命令禁止刊登，拒絕民眾要求。憤怒</text:p>
      <text:p text:style-name="P1"/>
      <text:p text:style-name="P1">的群眾痛罵吳金鍊與報社編輯，並將報社招牌拆除，報社人人走避，最後吳</text:p>
      <text:p text:style-name="P1"/>
      <text:p text:style-name="P1">金鍊只好聯繫李萬居出面。因群眾要脅將焚燬報社，李萬居答應刊登。第二</text:p>
      <text:p text:style-name="P1"/>
      <text:p text:style-name="P1">天該報未遵照宣傳委員會命令，刊出緝煙血案新聞，但只有短短不到百字。9</text:p>
      <text:p text:style-name="P1"/>
      <text:p text:style-name="P1">3月 12日，5個著中山裝、操閩南語口音的人士到報社帶走吳金鍊，之</text:p>
      <text:p text:style-name="P1"/>
      <text:p text:style-name="P1">後又往新生報總經理阮朝日（另有傳）住所將兩人同車帶走，從此下落不明。</text:p>
      <text:p text:style-name="P1"/>
      <text:p text:style-name="P1">家人始終不清楚吳金鍊遇害原因。</text:p>
      <text:p text:style-name="P1"/>
      <text:p text:style-name="P1">近年中央研究院臺灣史研究所購得之保密局情報檔案中，情治人員密報</text:p>
      <text:p text:style-name="P1"/>
      <text:p text:style-name="P1">指稱二二八事件期間吳金鍊、阮朝日（另有傳）、陳昆山等人為影響事變，陰謀奪取報社改組為《民主報》，於 3月 1日發起接收委員會，計 15人，以阮朝</text:p>
      <text:p text:style-name="P1"/>
      <text:p text:style-name="P1">日為社長、吳金鍊為副社長兼總編輯，陳昆山為總經理等，公開倡亂、淆惑</text:p>
      <text:p text:style-name="P1"/>
      <text:p text:style-name="P1">視聽，但已被社長李萬居所派人員監視查知。情報又稱，吳金鍊為「該報日文</text:p>
      <text:p text:style-name="P1"/>
      <text:p text:style-name="P1">總編輯，糾合本省青年日文記者，以日文記事，排斥外省同胞，煽惑本省智</text:p>
      <text:p text:style-name="P1"/>
      <text:p text:style-name="P1">識青年，其跡昭然」。情報中指出，事變發生後吳金鍊以《新生報》非代表民</text:p>
      <text:p text:style-name="P1"/>
      <text:p text:style-name="P1">意，不合時勢為由，企圖奪取該報，與總經理阮朝日勾結，於 3月 8日下午</text:p>
      <text:p text:style-name="P1"/>
      <text:p text:style-name="P1">於該報第三宿舍召開新生報改進委員會，主張將該報經營實權移轉至該委員</text:p>
      <text:p text:style-name="P1"><text:soft-page-break/></text:p>
      <text:p text:style-name="P1">會。10</text:p>
      <text:p text:style-name="P1"/>
      <text:p text:style-name="P1">據臺灣省行政長官陳儀所呈中央政府之〈辦理人犯姓名調查表〉中，罪名</text:p>
      <text:p text:style-name="P1"/>
      <text:p text:style-name="P1">為「（一）陰謀叛亂首要；（二）利用報紙從事煽動群眾，挑撥離間軍官民情</text:p>
      <text:p text:style-name="P1"/>
      <text:p text:style-name="P1">感。」11</text:p>
      <text:p text:style-name="P1"/>
      <text:p text:style-name="P1">妻黃天賜，育有 2子 3女。子蕭宏、岳鴻；女亦珍、安足、美佐。（陳翠</text:p>
      <text:p text:style-name="P1"/>
      <text:p text:style-name="P1">蓮撰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08:07.082006363</meta:creation-date>
    <dc:date>2018-04-19T15:09:10.281761769</dc:date>
    <meta:editing-duration>PT1M3S</meta:editing-duration>
    <meta:editing-cycles>1</meta:editing-cycles>
    <meta:document-statistic meta:table-count="0" meta:image-count="0" meta:object-count="0" meta:page-count="2" meta:paragraph-count="37" meta:word-count="1008" meta:character-count="1066" meta:non-whitespace-character-count="1050"/>
    <meta:generator>LibreOffice/5.1.6.2$Linux_X86_64 LibreOffice_project/10m0$Build-2</meta:generator>
  </office:meta>
</office:document-meta>
</file>